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402cm"/>
      <style:text-properties fo:color="#d4d4d4" style:font-name="Droid Sans Mono" fo:font-size="8.39999961853027pt" fo:font-weight="normal" fo:background-color="#1e1e1e"/>
    </style:style>
    <style:style style:name="P2" style:family="paragraph" style:parent-style-name="Standard">
      <style:text-properties fo:color="#d4d4d4" style:font-name="Droid Sans Mono" fo:font-size="8.39999961853027pt" fo:font-weight="normal" officeooo:rsid="00101ca1" officeooo:paragraph-rsid="00101ca1" fo:background-color="#1e1e1e"/>
    </style:style>
    <style:style style:name="P3" style:family="paragraph" style:parent-style-name="Standard">
      <style:paragraph-properties style:line-height-at-least="0.402cm"/>
      <style:text-properties fo:color="#d4d4d4" style:font-name="Droid Sans Mono" fo:font-size="10pt" fo:font-weight="normal" fo:background-color="#1e1e1e" style:font-size-asian="10pt" style:font-size-complex="10pt"/>
    </style:style>
    <style:style style:name="P4" style:family="paragraph" style:parent-style-name="Standard">
      <style:paragraph-properties style:line-height-at-least="0.402cm"/>
      <style:text-properties fo:color="#569cd6" style:font-name="Droid Sans Mono" fo:font-size="8.39999961853027pt" fo:font-weight="normal" fo:background-color="#1e1e1e" style:font-size-asian="10pt" style:font-size-complex="10pt"/>
    </style:style>
    <style:style style:name="P5" style:family="paragraph" style:parent-style-name="Standard">
      <style:text-properties fo:color="#569cd6" style:font-name="Droid Sans Mono" fo:font-size="8.39999961853027pt" fo:font-weight="normal" officeooo:rsid="000b6ebc" officeooo:paragraph-rsid="000b6ebc" fo:background-color="#1e1e1e"/>
    </style:style>
    <style:style style:name="P6" style:family="paragraph" style:parent-style-name="Standard">
      <style:paragraph-properties style:line-height-at-least="0.402cm"/>
    </style:style>
    <style:style style:name="P7" style:family="paragraph" style:parent-style-name="Standard">
      <style:paragraph-properties style:line-height-at-least="0.402cm"/>
      <style:text-properties fo:color="#000000" style:font-name="Droid Sans Mono" fo:font-size="10pt" fo:font-weight="normal" fo:background-color="#ffffff" style:font-size-asian="10pt" style:font-size-complex="10pt"/>
    </style:style>
    <style:style style:name="P8" style:family="paragraph" style:parent-style-name="Standard">
      <style:paragraph-properties style:line-height-at-least="0.402cm"/>
      <style:text-properties fo:color="#000000" style:font-name="Droid Sans Mono" fo:font-size="10pt" fo:font-weight="bold" fo:background-color="#ffffff" style:font-size-asian="10pt" style:font-weight-asian="bold" style:font-size-complex="10pt" style:font-weight-complex="bold"/>
    </style:style>
    <style:style style:name="P9" style:family="paragraph" style:parent-style-name="Standard">
      <style:paragraph-properties style:line-height-at-least="0.402cm"/>
      <style:text-properties fo:color="#800000" style:font-name="Droid Sans Mono" fo:font-size="10pt" fo:font-weight="normal" fo:background-color="#ffffff" style:font-size-asian="10pt" style:font-size-complex="10pt"/>
    </style:style>
    <style:style style:name="P10" style:family="paragraph" style:parent-style-name="Standard">
      <style:paragraph-properties style:line-height-at-least="0.402cm"/>
      <style:text-properties fo:font-variant="normal" fo:text-transform="none" fo:letter-spacing="normal" fo:font-style="normal" fo:font-weight="bold" style:font-weight-asian="bold" style:font-weight-complex="bold"/>
    </style:style>
    <style:style style:name="P11" style:family="paragraph" style:parent-style-name="Standard">
      <style:text-properties officeooo:rsid="000b6ebc" officeooo:paragraph-rsid="000b6ebc"/>
    </style:style>
    <style:style style:name="P12" style:family="paragraph" style:parent-style-name="Standard">
      <style:text-properties officeooo:rsid="00101ca1" officeooo:paragraph-rsid="00101ca1"/>
    </style:style>
    <style:style style:name="P13" style:family="paragraph" style:parent-style-name="Standard">
      <style:paragraph-properties style:line-height-at-least="0.402cm"/>
      <style:text-properties fo:color="#6a9955" style:font-name="Droid Sans Mono" fo:font-size="8.39999961853027pt" fo:font-weight="normal" fo:background-color="#1e1e1e"/>
    </style:style>
    <style:style style:name="P14" style:family="paragraph" style:parent-style-name="Standard">
      <style:text-properties officeooo:rsid="001120ae" officeooo:paragraph-rsid="001120ae"/>
    </style:style>
    <style:style style:name="P15" style:family="paragraph" style:parent-style-name="Standard">
      <style:text-properties officeooo:rsid="00113714" officeooo:paragraph-rsid="00113714"/>
    </style:style>
    <style:style style:name="P16" style:family="paragraph" style:parent-style-name="Standard">
      <style:text-properties officeooo:rsid="00121464" officeooo:paragraph-rsid="00121464"/>
    </style:style>
    <style:style style:name="P17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letter-spacing="normal" fo:font-style="normal" fo:font-weight="bold" style:font-weight-asian="bold" style:font-weight-complex="bold"/>
    </style:style>
    <style:style style:name="T1" style:family="text">
      <style:text-properties fo:color="#dcdcaa"/>
    </style:style>
    <style:style style:name="T2" style:family="text">
      <style:text-properties fo:color="#ce9178"/>
    </style:style>
    <style:style style:name="T3" style:family="text">
      <style:text-properties fo:color="#569cd6"/>
    </style:style>
    <style:style style:name="T4" style:family="text">
      <style:text-properties fo:color="#800000"/>
    </style:style>
    <style:style style:name="T5" style:family="text">
      <style:text-properties fo:color="#800000" style:font-name="Droid Sans Mono" fo:font-size="10pt" fo:background-color="#ffffff" loext:char-shading-value="0" style:font-size-asian="10pt" style:font-size-complex="10pt"/>
    </style:style>
    <style:style style:name="T6" style:family="text">
      <style:text-properties fo:color="#808080"/>
    </style:style>
    <style:style style:name="T7" style:family="text">
      <style:text-properties fo:color="#9cdcf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1. </text:p>
      <text:p text:style-name="P9"><text:span text:style-name="T3">&lt;?php</text:span></text:p>
      <text:p text:style-name="P7">phpinfo();</text:p>
      <text:p text:style-name="P7"><text:span text:style-name="T4">?&gt;</text:span></text:p>
      <text:p text:style-name="P7"><text:span text:style-name="T4"/></text:p>
      <text:p text:style-name="P10"><text:span text:style-name="T5">2.</text:span></text:p>
      <text:p text:style-name="P8"><text:span text:style-name="T4"/></text:p>
      <text:p text:style-name="P4">&lt;?php</text:p>
      <text:p text:style-name="P1">echo <text:span text:style-name="T2">"Tomorrow I \'ll learn PHP global variables."</text:span>.<text:span text:style-name="T2">"\n"</text:span>;</text:p>
      <text:p text:style-name="P1">echo <text:span text:style-name="T2">"This is a bad command : del c:\\*.*"</text:span>.<text:span text:style-name="T2">"\n"</text:span>;</text:p>
      <text:p text:style-name="P1"><text:span text:style-name="T3">?&gt;</text:span></text:p>
      <text:p text:style-name="P3"><text:span text:style-name="T3"/></text:p>
      <text:p text:style-name="P11">3.</text:p>
      <text:p text:style-name="P5">?php</text:p>
      <text:p text:style-name="P1">$var= <text:span text:style-name="T2">"PHP Tutorial"</text:span>;</text:p>
      <text:p text:style-name="P1"><text:span text:style-name="T3">?&gt;</text:span></text:p>
      <text:p text:style-name="P1"><text:span text:style-name="T6">&lt;!</text:span><text:span text:style-name="T3">DOCTYPE</text:span> <text:span text:style-name="T7">html</text:span><text:span text:style-name="T6">&gt;</text:span></text:p>
      <text:p text:style-name="P1"><text:span text:style-name="T6">&lt;</text:span><text:span text:style-name="T3">html</text:span><text:span text:style-name="T6">&gt;</text:span></text:p>
      <text:p text:style-name="P1"><text:span text:style-name="T6">&lt;</text:span><text:span text:style-name="T3">head</text:span><text:span text:style-name="T6">&gt;</text:span></text:p>
      <text:p text:style-name="P1"><text:span text:style-name="T6">&lt;</text:span><text:span text:style-name="T3">meta</text:span> <text:span text:style-name="T7">content</text:span>=<text:span text:style-name="T2">"text"</text:span> <text:span text:style-name="T7">charset</text:span>=<text:span text:style-name="T2">"utf-8"</text:span><text:span text:style-name="T6">&gt;</text:span></text:p>
      <text:p text:style-name="P1"><text:span text:style-name="T6">&lt;</text:span><text:span text:style-name="T3">title</text:span><text:span text:style-name="T6">&gt;</text:span><text:span text:style-name="T3">&lt;?php</text:span> echo $var; <text:span text:style-name="T3">?&gt;</text:span><text:span text:style-name="T6">&lt;/</text:span><text:span text:style-name="T3">title</text:span><text:span text:style-name="T6">&gt;</text:span></text:p>
      <text:p text:style-name="P1"><text:span text:style-name="T6">&lt;/</text:span><text:span text:style-name="T3">head</text:span><text:span text:style-name="T6">&gt;</text:span></text:p>
      <text:p text:style-name="P1"><text:span text:style-name="T6">&lt;</text:span><text:span text:style-name="T3">body</text:span><text:span text:style-name="T6">&gt;</text:span></text:p>
      <text:p text:style-name="P1"><text:span text:style-name="T6">&lt;</text:span><text:span text:style-name="T3">h3</text:span><text:span text:style-name="T6">&gt;</text:span><text:span text:style-name="T3">&lt;?php</text:span> echo $var; <text:span text:style-name="T3">?&gt;</text:span><text:span text:style-name="T6">&lt;/</text:span><text:span text:style-name="T3">h3</text:span><text:span text:style-name="T6">&gt;</text:span></text:p>
      <text:p text:style-name="P1"><text:span text:style-name="T6">&lt;</text:span><text:span text:style-name="T3">p</text:span><text:span text:style-name="T6">&gt;</text:span>PHP, an acronym for Hypertext Preprocessor, is a widely-usedopen source general-purpose scripting language. It is a cross-platform, HTML embedded server-side scripting language and is especially suited for web development.<text:span text:style-name="T6">&lt;/</text:span><text:span text:style-name="T3">p</text:span><text:span text:style-name="T6">&gt;</text:span></text:p>
      <text:p text:style-name="P1"><text:span text:style-name="T6">&lt;</text:span><text:span text:style-name="T3">p</text:span><text:span text:style-name="T6">&gt;&lt;</text:span><text:span text:style-name="T3">a</text:span> <text:span text:style-name="T7">href</text:span>=<text:span text:style-name="T2">""</text:span><text:span text:style-name="T6">&gt;</text:span>Go to the <text:span text:style-name="T3">&lt;?php</text:span> echo $var;<text:span text:style-name="T3">?&gt;</text:span><text:span text:style-name="T6">&lt;/</text:span><text:span text:style-name="T3">a</text:span><text:span text:style-name="T6">&gt;</text:span>.<text:span text:style-name="T6">&lt;/</text:span><text:span text:style-name="T3">p</text:span><text:span text:style-name="T6">&gt;</text:span></text:p>
      <text:p text:style-name="P1"><text:span text:style-name="T6">&lt;/</text:span><text:span text:style-name="T3">body</text:span><text:span text:style-name="T6">&gt;</text:span></text:p>
      <text:p text:style-name="P6"/>
      <text:p text:style-name="P1"><text:span text:style-name="T6">&lt;/</text:span><text:span text:style-name="T3">html</text:span><text:span text:style-name="T6">&gt;</text:span></text:p>
      <text:p text:style-name="P1"/>
      <text:p text:style-name="P12">4.</text:p>
      <text:p text:style-name="P2"><text:span text:style-name="T6">&lt;!</text:span><text:span text:style-name="T3">DOCTYPE</text:span> <text:span text:style-name="T7">html</text:span><text:span text:style-name="T6">&gt;</text:span></text:p>
      <text:p text:style-name="P1"><text:span text:style-name="T6">&lt;</text:span><text:span text:style-name="T3">html</text:span><text:span text:style-name="T6">&gt;</text:span></text:p>
      <text:p text:style-name="P1"><text:span text:style-name="T6">&lt;</text:span><text:span text:style-name="T3">head</text:span><text:span text:style-name="T6">&gt;</text:span></text:p>
      <text:p text:style-name="P1"><text:span text:style-name="T6">&lt;</text:span><text:span text:style-name="T3">meta</text:span> <text:span text:style-name="T7">http-equiv</text:span>=<text:span text:style-name="T2">"Content-Type"</text:span> <text:span text:style-name="T7">content</text:span>=<text:span text:style-name="T2">"text/html; charset=UTF-8"</text:span><text:span text:style-name="T6">&gt;</text:span></text:p>
      <text:p text:style-name="P1"><text:span text:style-name="T6">&lt;</text:span><text:span text:style-name="T3">title</text:span><text:span text:style-name="T6">&gt;</text:span>Form Creation<text:span text:style-name="T6">&lt;/</text:span><text:span text:style-name="T3">title</text:span><text:span text:style-name="T6">&gt;</text:span></text:p>
      <text:p text:style-name="P1"><text:span text:style-name="T6">&lt;/</text:span><text:span text:style-name="T3">head</text:span><text:span text:style-name="T6">&gt;</text:span></text:p>
      <text:p text:style-name="P1"><text:span text:style-name="T6">&lt;</text:span><text:span text:style-name="T3">body</text:span><text:span text:style-name="T6">&gt;</text:span></text:p>
      <text:p text:style-name="P1"><text:span text:style-name="T6">&lt;</text:span><text:span text:style-name="T3">form</text:span> <text:span text:style-name="T7">method</text:span>=<text:span text:style-name="T2">"POST"</text:span><text:span text:style-name="T6">&gt;</text:span></text:p>
      <text:p text:style-name="P1"><text:span text:style-name="T6">&lt;</text:span><text:span text:style-name="T3">h2</text:span><text:span text:style-name="T6">&gt;</text:span>Please input your name:<text:span text:style-name="T6">&lt;/</text:span><text:span text:style-name="T3">h2</text:span><text:span text:style-name="T6">&gt;</text:span></text:p>
      <text:p text:style-name="P1"><text:span text:style-name="T6">&lt;</text:span><text:span text:style-name="T3">input</text:span> <text:span text:style-name="T7">type</text:span>=<text:span text:style-name="T2">"text"</text:span> <text:span text:style-name="T7">name</text:span>=<text:span text:style-name="T2">"name"</text:span><text:span text:style-name="T6">&gt;</text:span></text:p>
      <text:p text:style-name="P1"><text:span text:style-name="T6">&lt;</text:span><text:span text:style-name="T3">input</text:span> <text:span text:style-name="T7">type</text:span>=<text:span text:style-name="T2">"submit"</text:span> <text:span text:style-name="T7">value</text:span>=<text:span text:style-name="T2">"Submit Name"</text:span><text:span text:style-name="T6">&gt;</text:span></text:p>
      <text:p text:style-name="P1"><text:span text:style-name="T6">&lt;/</text:span><text:span text:style-name="T3">form</text:span><text:span text:style-name="T6">&gt;</text:span></text:p>
      <text:p text:style-name="P1"><text:span text:style-name="T3">&lt;?php</text:span> </text:p>
      <text:p text:style-name="P13">//Retriving the name</text:p>
      <text:p text:style-name="P1">$name= $_POST[<text:span text:style-name="T2">'name'</text:span>];</text:p>
      <text:p text:style-name="P1">echo <text:span text:style-name="T2">"&lt;h5&gt;Hello $name&lt;/h5&gt;"</text:span>;</text:p>
      <text:p text:style-name="P1"><text:span text:style-name="T3">?&gt;</text:span></text:p>
      <text:p text:style-name="P1"><text:span text:style-name="T6">&lt;/</text:span><text:span text:style-name="T3">body</text:span><text:span text:style-name="T6">&gt;</text:span></text:p>
      <text:p text:style-name="P1"><text:span text:style-name="T6">&lt;/</text:span><text:span text:style-name="T3">html</text:span><text:span text:style-name="T6">&gt;</text:span></text:p>
      <text:p text:style-name="P12"/>
      <text:p text:style-name="P14">5</text:p>
      <text:p text:style-name="P14">&lt;?php</text:p>
      <text:p text:style-name="P14">//whether ip is from share internet</text:p>
      <text:p text:style-name="P14">if (!empty($_SERVER['HTTP_CLIENT_IP'])) <text:s text:c="2"/></text:p>
      <text:p text:style-name="P14"><text:s text:c="2"/>{</text:p>
      <text:p text:style-name="P14"><text:s text:c="4"/>$ip_address = $_SERVER['HTTP_CLIENT_IP'];</text:p>
      <text:p text:style-name="P14"><text:s text:c="2"/>}</text:p>
      <text:p text:style-name="P14">//whether ip is from proxy</text:p>
      <text:p text:style-name="P14"><text:soft-page-break/>elseif (!empty($_SERVER['HTTP_X_FORWARDED_FOR'])) <text:s/></text:p>
      <text:p text:style-name="P14"><text:s text:c="2"/>{</text:p>
      <text:p text:style-name="P14"><text:s text:c="4"/>$ip_address = $_SERVER['HTTP_X_FORWARDED_FOR'];</text:p>
      <text:p text:style-name="P14"><text:s text:c="2"/>}</text:p>
      <text:p text:style-name="P14">//whether ip is from remote address</text:p>
      <text:p text:style-name="P14">else</text:p>
      <text:p text:style-name="P14"><text:s text:c="2"/>{</text:p>
      <text:p text:style-name="P14"><text:s text:c="4"/>$ip_address = $_SERVER['REMOTE_ADDR'];</text:p>
      <text:p text:style-name="P14"><text:s text:c="2"/>}</text:p>
      <text:p text:style-name="P14">echo $ip_address;</text:p>
      <text:p text:style-name="P14">?&gt;</text:p>
      <text:p text:style-name="P14"/>
      <text:p text:style-name="P15">6</text:p>
      <text:p text:style-name="P15">&lt;?php</text:p>
      <text:p text:style-name="P15">echo "Your User Agent is :" . $_SERVER ['HTTP_USER_AGENT'];</text:p>
      <text:p text:style-name="P15">?&gt;</text:p>
      <text:p text:style-name="P15"/>
      <text:p text:style-name="P15">7</text:p>
      <text:p text:style-name="P15">&lt;?php</text:p>
      <text:p text:style-name="P15">$current_file_name = basename($_SERVER['PHP_SELF']);</text:p>
      <text:p text:style-name="P15">echo $current_file_name."\n";</text:p>
      <text:p text:style-name="P15">?&gt;</text:p>
      <text:p text:style-name="P15"/>
      <text:p text:style-name="P16">8</text:p>
      <text:p text:style-name="P1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7T10:43:54.086646943</meta:creation-date>
    <dc:date>2022-02-17T16:39:21.607798013</dc:date>
    <meta:editing-duration>PT4H45M3S</meta:editing-duration>
    <meta:editing-cycles>6</meta:editing-cycles>
    <meta:generator>LibreOffice/6.4.7.2$Linux_X86_64 LibreOffice_project/40$Build-2</meta:generator>
    <meta:document-statistic meta:table-count="0" meta:image-count="0" meta:object-count="0" meta:page-count="2" meta:paragraph-count="74" meta:word-count="187" meta:character-count="1486" meta:non-whitespace-character-count="1342"/>
  </office:meta>
</office:document-meta>
</file>